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_5f_Gender_5f_Share_5f_of_5f_Women_5f_in_5f_nat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_Gender_Share_of_Women_in_nat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on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ginal_title</text:p>
          </table:table-cell>
          <table:table-cell table:style-name="ce1" office:value-type="string" calcext:value-type="string">
            <text:p>Proportion of seats held by women in national parliaments (%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_indicator_code</text:p>
          </table:table-cell>
          <table:table-cell table:style-name="ce2" office:value-type="string" calcext:value-type="string">
            <text:p><text:a xlink:href="http://SG.GEN.PARL.ZS" xlink:type="simple">SG.GEN.PARL.Z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nteil der Frauen in nationalen Parlament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g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ort_indicator_description$de</text:p>
          </table:table-cell>
          <table:table-cell table:style-name="ce1" office:value-type="string" calcext:value-type="string">
            <text:p>Anteil der Frauen in nationalen Parlament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$en</text:p>
          </table:table-cell>
          <table:table-cell table:style-name="ce1" office:value-type="string" calcext:value-type="string">
            <text:p>Women in parliaments are the percentage of parliamentary seats in a single or lower chamber held by wom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_indicator_description$de$text</text:p>
          </table:table-cell>
          <table:table-cell table:style-name="ce1" office:value-type="string" calcext:value-type="string">
            <text:p>Dieser Indikator misst den Prozentanteil von Frauen in nationalen Parlamenten in Proz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de$base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text</text:p>
          </table:table-cell>
          <table:table-cell table:style-name="ce1" office:value-type="string" calcext:value-type="string">
            <text:p>This indicator measures the percentage of parliamentary seats in a single or lower chamber held by wom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rating</text:p>
          </table:table-cell>
          <table:table-cell table:style-name="ce1" office:value-type="string" calcext:value-type="string">
            <text:p>50,40,30,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tags</text:p>
          </table:table-cell>
          <table:table-cell table:style-name="ce1" office:value-type="string" calcext:value-type="string">
            <text:p>so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ministerial_responsibility</text:p>
          </table:table-cell>
          <table:table-cell table:style-name="ce1" office:value-type="string" calcext:value-type="string">
            <text:p>BM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explanation$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explanation$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valu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breakpoints_old</text:p>
          </table:table-cell>
          <table:table-cell table:style-name="ce1" office:value-type="string" calcext:value-type="string">
            <text:p>A) Wertung 1-5,5,4,3,2,1 B) Methode,20,30,40,50,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ype</text:p>
          </table:table-cell>
          <table:table-cell table:style-name="ce1" office:value-type="string" calcext:value-type="string">
            <text:p>m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arget_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$maintainer</text:p>
          </table:table-cell>
          <table:table-cell table:style-name="ce1"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</text:p>
          </table:table-cell>
          <table:table-cell table:style-name="ce3" office:value-type="date" office:date-value="2015-09-24" calcext:value-type="date">
            <text:p>9/24/2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_data_host</text:p>
          </table:table-cell>
          <table:table-cell table:style-name="ce1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ype</text:p>
          </table:table-cell>
          <table:table-cell table:style-name="ce1" office:value-type="string" calcext:value-type="string">
            <text:p>nation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rce$note</text:p>
          </table:table-cell>
          <table:table-cell table:style-name="ce1" office:value-type="string" calcext:value-type="string">
            <text:p>Women in parliaments are the percentage of parliamentary seats in a single or lower chamber held by wom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publisher</text:p>
          </table:table-cell>
          <table:table-cell table:style-name="ce1" office:value-type="string" calcext:value-type="string">
            <text:p>World Ban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link</text:p>
          </table:table-cell>
          <table:table-cell table:style-name="ce2" office:value-type="string" calcext:value-type="string">
            <text:p><text:a xlink:href="http://data.worldbank.org/indicator/SG.GEN.PARL.ZS" xlink:type="simple">http://data.worldbank.org/indicator/SG.GEN.PARL.ZS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value</text:p>
          </table:table-cell>
          <table:table-cell table:style-name="ce1" office:value-type="string" calcext:value-type="string">
            <text:p>IAE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type</text:p>
          </table:table-cell>
          <table:table-cell table:style-name="ce1" office:value-type="string" calcext:value-type="string">
            <text:p>offi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ntri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float" office:value="32.2" calcext:value-type="float">
            <text:p>3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float" office:value="39.3" calcext:value-type="float">
            <text:p>3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float" office:value="25.1" calcext:value-type="float">
            <text:p>2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float" office:value="15.8" calcext:value-type="float">
            <text:p>1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1" office:value-type="float" office:value="23.8" calcext:value-type="float">
            <text:p>2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pru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zech Republic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float" office:value="39.1" calcext:value-type="float">
            <text:p>3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float" office:value="42.5" calcext:value-type="float">
            <text:p>4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float" office:value="26.2" calcext:value-type="float">
            <text:p>2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float" office:value="36.5" calcext:value-type="float">
            <text:p>3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1" office:value-type="float" office:value="39.7" calcext:value-type="float">
            <text:p>3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float" office:value="15.7" calcext:value-type="float">
            <text:p>1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float" office:value="31.4" calcext:value-type="float">
            <text:p>3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via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table:style-name="ce1" office:value-type="float" office:value="24.1" calcext:value-type="float">
            <text:p>2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1" office:value-type="float" office:value="28.3" calcext:value-type="float">
            <text:p>2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float" office:value="37.4" calcext:value-type="float">
            <text:p>3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style-name="ce1" office:value-type="float" office:value="38.7" calcext:value-type="float">
            <text:p>3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table:style-name="ce1" office:value-type="float" office:value="29.8" calcext:value-type="float">
            <text:p>2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float" office:value="39.6" calcext:value-type="float">
            <text:p>3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float" office:value="24.3" calcext:value-type="float">
            <text:p>2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float" office:value="31.3" calcext:value-type="float">
            <text:p>3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1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table:style-name="ce1" office:value-type="float" office:value="18.7" calcext:value-type="float">
            <text:p>1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float" office:value="35.6" calcext:value-type="float">
            <text:p>3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Korea</text:p>
          </table:table-cell>
          <table:table-cell table:style-name="ce1" office:value-type="float" office:value="16.3" calcext:value-type="float">
            <text:p>1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float" office:value="39.7" calcext:value-type="float">
            <text:p>3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float" office:value="44.7" calcext:value-type="float">
            <text:p>4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office:value-type="float" office:value="22.6" calcext:value-type="float">
            <text:p>2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float" office:value="19.3" calcext:value-type="float">
            <text:p>19.3</text:p>
          </table:table-cell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_5f_Gender_5f_Share_5f_of_5f_Women_5f_in_5f_nati" style:display-name="PageStyle_D_Gender_Share_of_Women_in_n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" meta:object-count="0"/>
    <meta:generator>LibreOfficeDev/5.1.0.3$Linux_X86_64 LibreOffice_project/</meta:generator>
  </office:meta>
</office:document-meta>
</file>